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D000000C79BC4D09377D4FC3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0pt" officeooo:rsid="00211ae5" officeooo:paragraph-rsid="00211ae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295a09" officeooo:paragraph-rsid="00295a09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2a65f5" officeooo:paragraph-rsid="002a65f5" style:font-size-asian="11pt" style:font-size-complex="11pt"/>
    </style:style>
    <style:style style:name="P5" style:family="paragraph" style:parent-style-name="Standard" style:list-style-name="L8">
      <style:paragraph-properties fo:text-align="justify" style:justify-single-word="false"/>
      <style:text-properties style:font-name="Arial" fo:font-size="11pt" officeooo:rsid="002a65f5" officeooo:paragraph-rsid="002a65f5" style:font-size-asian="11pt" style:font-size-complex="11pt"/>
    </style:style>
    <style:style style:name="P6" style:family="paragraph" style:parent-style-name="Standard" style:list-style-name="L9">
      <style:paragraph-properties fo:text-align="justify" style:justify-single-word="false"/>
      <style:text-properties style:font-name="Arial" fo:font-size="11pt" officeooo:rsid="002a65f5" officeooo:paragraph-rsid="002a65f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2bb167" officeooo:paragraph-rsid="002bb167" style:font-size-asian="11pt" style:font-size-complex="11pt"/>
    </style:style>
    <style:style style:name="P8" style:family="paragraph" style:parent-style-name="Standard" style:list-style-name="L9">
      <style:paragraph-properties fo:text-align="justify" style:justify-single-word="false"/>
      <style:text-properties style:font-name="Arial" fo:font-size="11pt" officeooo:rsid="002bb167" officeooo:paragraph-rsid="002bb167" style:font-size-asian="11pt" style:font-size-complex="11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officeooo:rsid="002bb167"/>
    </style:style>
    <style:style style:name="T2" style:family="text">
      <style:text-properties officeooo:rsid="002f33ad"/>
    </style:style>
    <style:style style:name="T3" style:family="text">
      <style:text-properties officeooo:rsid="002f48bd"/>
    </style:style>
    <style:style style:name="T4" style:family="text">
      <style:text-properties officeooo:rsid="002f795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-4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draw:marker-start-width="0.3cm" draw:marker-end-width="0.3cm" draw:fill-color="#000000" draw:textarea-horizontal-align="center" draw:textarea-vertical-align="middle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Reunião 21/09/2017 – <text:span text:style-name="T2">Paulo e Jean</text:span></text:p>
      <text:p text:style-name="P3"/>
      <text:p text:style-name="P4">Ideias para Coding Dojo Unreal Engine</text:p>
      <text:p text:style-name="P4">(Dojo de modelagem de jogos)</text:p>
      <text:p text:style-name="P4"/>
      <text:list xml:id="list861582472" text:style-name="L8">
        <text:list-item>
          <text:p text:style-name="P5">Jogo da memória</text:p>
        </text:list-item>
        <text:list-item>
          <text:p text:style-name="P5">Jogo de tiro em primeira pessoa</text:p>
          <text:list>
            <text:list-item>
              <text:p text:style-name="P5">Objetivo do jogo: O jogador percorre um caminho onde existem alvos de diversos tamanhos</text:p>
            </text:list-item>
          </text:list>
        </text:list-item>
        <text:list-item>
          <text:p text:style-name="P5">Jogo de boliche com grupos de pinos espalhados em uma área com obstáculos.</text:p>
        </text:list-item>
      </text:list>
      <text:p text:style-name="P4"/>
      <text:p text:style-name="P4">Jean – Sensei.</text:p>
      <text:p text:style-name="P4">Paulo – Moderador.</text:p>
      <text:p text:style-name="P4"/>
      <text:p text:style-name="P4">Programa <text:span text:style-name="T4">(os tempos são uma estimativa)</text:span>:</text:p>
      <text:list xml:id="list1965894374" text:style-name="L9">
        <text:list-item>
          <text:p text:style-name="P6">Entrega do primeiro questionário e breve explicação de métodos ágeis. <text:span text:style-name="T1">(Há medida que chegam.)</text:span></text:p>
        </text:list-item>
        <text:list-item>
          <text:p text:style-name="P8">Apresentação do Conding Dojo e envolvidos no Dojo. (10 minutos)</text:p>
        </text:list-item>
        <text:list-item>
          <text:p text:style-name="P8">Apresentação do Unreal (5 minutos)</text:p>
        </text:list-item>
        <text:list-item>
          <text:p text:style-name="P8">Demonstração do processo de desenvolvimento de jogos (10 minutos)</text:p>
        </text:list-item>
        <text:list-item>
          <text:p text:style-name="P8">Coding Dojo (das 9h30min às 11h15min)</text:p>
        </text:list-item>
        <text:list-item>
          <text:p text:style-name="P8">Entrega <text:span text:style-name="T3">e devolução</text:span> do questionário sobre Coding Dojo (15 minutos)</text:p>
        </text:list-item>
        <text:list-item>
          <text:p text:style-name="P8">Retrospectiva (30 minutos)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>
      <loext:graphic-properties draw:fill-color="#000000"/>
      <style:paragraph-properties fo:text-align="cente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-4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draw:marker-start-width="0.3cm" draw:marker-end-width="0.3cm" draw:fill-color="#000000" draw:textarea-horizontal-align="center" draw:textarea-vertical-align="middle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paragraph" svg:x="8.881cm" svg:y="-1.069cm" svg:width="8.117cm" svg:height="1.986cm" draw:z-index="0"><draw:image xlink:href="Pictures/100002010000032D000000C79BC4D09377D4FC35.png" xlink:type="simple" xlink:show="embed" xlink:actuate="onLoad"/></draw:frame><draw:line text:anchor-type="paragraph" draw:z-index="1" draw:name="Forma1" draw:style-name="Mgr1" draw:text-style-name="MP2" svg:x1="16.988cm" svg:y1="1.012cm" svg:x2="-0.012cm" svg:y2="0.982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_64 LibreOffice_project/7556cbc6811c9d992f4064ab9287069087d7f62c</meta:generator>
    <meta:initial-creator>Jean</meta:initial-creator>
    <dc:creator>Paulo Cezar de Oliveira</dc:creator>
    <meta:creation-date>2017-09-25T14:36:00Z</meta:creation-date>
    <dc:date>2017-09-26T10:28:40.761000000</dc:date>
    <meta:editing-cycles>38</meta:editing-cycles>
    <meta:editing-duration>PT3H35M51S</meta:editing-duration>
    <meta:document-statistic meta:table-count="0" meta:image-count="1" meta:object-count="0" meta:page-count="1" meta:paragraph-count="17" meta:word-count="130" meta:character-count="772" meta:non-whitespace-character-count="667"/>
    <meta:user-defined meta:name="Info 1"/>
    <meta:user-defined meta:name="Info 2"/>
    <meta:user-defined meta:name="Info 3"/>
    <meta:user-defined meta:name="Info 4"/>
    <meta:template xlink:type="simple" xlink:actuate="onRequest" xlink:title="" xlink:href="../QuestionarioCD-Rev02.odt/Normal.dotm"/>
  </office:meta>
</office:document-meta>
</file>